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align="start" style:justify-single-word="false" fo:text-indent="0in" style:auto-text-indent="false"/>
      <style:text-properties fo:color="#000000" style:font-name="Arial1" fo:font-size="12pt" fo:language="fr" fo:country="FR" officeooo:paragraph-rsid="0247c162" style:font-size-asian="12pt" style:font-size-complex="12pt"/>
    </style:style>
    <style:style style:name="P2" style:family="paragraph" style:parent-style-name="Text_20_body">
      <style:paragraph-properties fo:margin-left="0in" fo:margin-right="0in" fo:text-align="start" style:justify-single-word="false" fo:text-indent="0in" style:auto-text-indent="false"/>
      <style:text-properties fo:language="fr" fo:country="FR" officeooo:paragraph-rsid="0006f843"/>
    </style:style>
    <style:style style:name="P3" style:family="paragraph" style:parent-style-name="Text_20_body">
      <style:paragraph-properties style:line-height-at-least="0.1563in" fo:background-color="#ffffff" style:writing-mode="lr-tb">
        <style:background-image/>
      </style:paragraph-properties>
      <style:text-properties fo:color="#000000" style:font-name="Arial1" fo:font-size="12pt" fo:language="fr" fo:country="FR" officeooo:paragraph-rsid="0351fc6e" style:font-size-asian="12pt" style:font-size-complex="12pt"/>
    </style:style>
    <style:style style:name="P4" style:family="paragraph" style:parent-style-name="Text_20_body">
      <style:paragraph-properties style:line-height-at-least="0.1563in" fo:background-color="#ffffff" style:writing-mode="lr-tb">
        <style:background-image/>
      </style:paragraph-properties>
      <style:text-properties style:font-name="Arial1" fo:language="fr" fo:country="FR" officeooo:rsid="0003e5fd"/>
    </style:style>
    <style:style style:name="P5" style:family="paragraph" style:parent-style-name="Text_20_body">
      <style:paragraph-properties style:line-height-at-least="0.1563in" fo:break-before="column" fo:background-color="#ffffff" style:writing-mode="lr-tb">
        <style:background-image/>
      </style:paragraph-properties>
      <style:text-properties fo:color="#000000" style:font-name="Arial1" fo:font-size="12pt" fo:language="fr" fo:country="FR" officeooo:paragraph-rsid="0351fc6e" style:font-size-asian="12pt" style:font-size-complex="12pt"/>
    </style:style>
    <style:style style:name="P6" style:family="paragraph" style:parent-style-name="Text_20_body">
      <style:paragraph-properties style:line-height-at-least="0.1563in" fo:break-before="column" fo:background-color="#ffffff" style:writing-mode="lr-tb">
        <style:background-image/>
      </style:paragraph-properties>
      <style:text-properties fo:color="#000000" style:font-name="Arial1" fo:font-size="12pt" fo:language="fr" fo:country="FR" officeooo:paragraph-rsid="03542e4e" style:font-size-asian="12pt" style:font-size-complex="12pt"/>
    </style:style>
    <style:style style:name="P7" style:family="paragraph" style:parent-style-name="Title">
      <style:text-properties fo:font-size="22pt" fo:language="fr" fo:country="FR" style:font-size-asian="22pt" style:font-size-complex="22pt"/>
    </style:style>
    <style:style style:name="T1" style:family="text">
      <style:text-properties officeooo:rsid="03368374"/>
    </style:style>
    <style:style style:name="T2" style:family="text">
      <style:text-properties officeooo:rsid="034e0767"/>
    </style:style>
    <style:style style:name="T3" style:family="text">
      <style:text-properties officeooo:rsid="0351fc6e"/>
    </style:style>
    <style:style style:name="T4" style:family="text">
      <style:text-properties officeooo:rsid="03544bd7"/>
    </style:style>
    <style:style style:name="T5" style:family="text">
      <style:text-properties officeooo:rsid="0355ef82"/>
    </style:style>
    <style:style style:name="T6" style:family="text">
      <style:text-properties officeooo:rsid="0358c7ff"/>
    </style:style>
    <style:style style:name="T7" style:family="text">
      <style:text-properties fo:background-color="transparent" loext:char-shading-value="0" style:font-size-asian="10.5pt" style:shadow="none"/>
    </style:style>
    <style:style style:name="T8" style:family="text">
      <style:text-properties fo:language="fr" fo:country="FR" fo:background-color="transparent" loext:char-shading-value="0" style:font-size-asian="10.5pt"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RENCH FLAIR</text:span> <text:line-break/><text:span text:style-name="T2">le projet</text:span></text:p>
      <text:p text:style-name="P2"/>
      <text:p text:style-name="P1"><text:span text:style-name="T2">French Flair</text:span> est un jeu de table <text:span text:style-name="T2">digital</text:span> calqué sur les règles du rugby et se joue avec <text:span text:style-name="T2">une paire de </text:span>dés, un pion <text:span text:style-name="T2">(ballon)</text:span> <text:span text:style-name="T2">et des cartes qui représentent les joueurs. </text:span></text:p>
      <text:p text:style-name="P3">L'apprentissage du jeu se fait en parallèle des règles du rugby et s'adresse ầ toutes personnes montrant un intérêt pour ce sport. </text:p>
      <text:p text:style-name="P5"><text:span text:style-name="T2">French Flair se veut ludique, combine deux</text:span> <text:span text:style-name="T2">aspects</text:span> <text:span text:style-name="T2">que sont la chance (jeu aux dés) et la stratégie (jeu aux cartes), pour une approche sans commune mesure avec ce qui existe actuellement et sera décliné en mode un contre un ou homme contre machine.</text:span></text:p>
      <text:p text:style-name="P5"/>
      <text:p text:style-name="P6"><text:span text:style-name="T3">Il englobe toute une panoplie d'actions propres aux rugby comme </text:span>:<text:line-break/><text:line-break/>- l<text:span text:style-name="T3">'avancée</text:span><text:line-break/>- la course<text:line-break/>- <text:span text:style-name="T4">l'interception<text:line-break/>- l'en-avant</text:span><text:line-break/>- le drop<text:line-break/>- les coups de pieds <text:span text:style-name="T3">en touche et de placement</text:span><text:line-break/>- la mêlée <text:span text:style-name="T3">fermée <text:line-break/></text:span>- le plaquage<text:line-break/>- <text:span text:style-name="T3">le ruck, le conteste et le déblayage</text:span><text:line-break/>- la touche<text:line-break/>- <text:span text:style-name="T3">le maul<text:line-break/>- le point de fixation</text:span><text:line-break/><text:line-break/><text:span text:style-name="T5">Des combinaisons de cartes comme :<text:line-break/><text:line-break/>- la combinaison simple<text:line-break/>- la suite d'avants<text:line-break/>- la combinaison des arrières<text:line-break/>- la sortie de mêlée<text:line-break/>- la relance<text:line-break/><text:line-break/>Et une application contextuelle des règles du rugby comme :<text:line-break/><text:line-break/>- l'engagement<text:line-break/>- le renvoi au 22 mètres<text:line-break/>- la marque<text:line-break/>- le hors-jeu<text:line-break/>- la pénalité<text:line-break/>- la transformation<text:line-break/>- l'essai<text:line-break/></text:span><text:soft-page-break/></text:p>
      <text:p text:style-name="P4"><text:line-break/><text:span text:style-name="T6">Chaque équipe dispose de 21 cartes pour une représentation des 15 joueurs et 6 doublons.<text:line-break/>Les joueurs possèdent des attributs distincts et propres à leurs groupes. Les groupes sont représentés comme ceci et rassemblent les numéros :<text:line-break/><text:line-break/>- les avants <text:tab/><text:tab/>: 1-2-3-4-5<text:line-break/>- les 3eme lignes <text:tab/>: 6-7-8<text:line-break/>- la charnière <text:tab/>: 9-10<text:line-break/>- les arrières <text:tab/><text:tab/>: 11-12-13-14-15<text:line-break/><text:line-break/>Pour exemple, les avants possèdent l'attribut de l'avancée, peuvent participer à la constitution d'un maul, d'un point de fixation ou encore se retrouve au coeur d'une combinaison, tandis que les joueurs charnières accèdent aux attributs de course, jeu au pied, tentative de drop, ou déclenche les combinaisons ect...<text:line-break/><text:line-break/>Le jeu se joue avec 6 cartes en mains, cartes qui seront renouvelées lorsque le ballon changera de mains et une partie est constituée <text:s/>ordinairement de deux périodes de 10 minutes <text:line-break/><text:line-break/>Les dés seront utilisés pour définir une distance à parcourir balle en main ou suite à un coup de pied, un gain en touche ou en mêlée, la précision d'une transformation ou encore une zone de ru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6:19:07.448237591</meta:creation-date>
    <dc:date>2015-04-07T15:21:03.822571484</dc:date>
    <meta:editing-duration>PT23H27M36S</meta:editing-duration>
    <meta:editing-cycles>837</meta:editing-cycles>
    <meta:generator>LibreOffice/4.2.7.2$Linux_X86_64 LibreOffice_project/420m0$Build-2</meta:generator>
    <meta:document-statistic meta:table-count="0" meta:image-count="0" meta:object-count="0" meta:page-count="2" meta:paragraph-count="6" meta:word-count="394" meta:character-count="2225" meta:non-whitespace-character-count="1814"/>
  </office:meta>
</office:document-meta>
</file>